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e6ef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ext-properties style:font-name="Liberation Sans2"/>
    </style:style>
    <style:style style:name="ce16" style:family="table-cell" style:parent-style-name="Default">
      <style:table-cell-properties fo:background-color="#55308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ylercio" table:style-name="ta1">
        <table:shapes>
          <draw:frame draw:z-index="0" draw:style-name="gr1" draw:text-style-name="P1" svg:width="159.99mm" svg:height="89.99mm" svg:x="194.02mm" svg:y="50.65mm">
            <draw:object draw:notify-on-update-of-ranges="boylercio.I14:boylercio.I16 boylercio.G14:boylercio.G16 boylercio.I19:boylercio.I21 boylercio.G19:boylercio.G21 boylercio.I24:boylercio.I26 boylercio.G24:boylercio.G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 </text:p>
          </table:table-cell>
          <table:table-cell office:value-type="float" office:value="0.04" calcext:value-type="float">
            <text:p>0,04</text:p>
          </table:table-cell>
          <table:table-cell office:value-type="float" office:value="0.001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formula="of:=PI()*[.J5]^2" office:value-type="float" office:value="0.00502654824574367" calcext:value-type="float">
            <text:p>0,005026548245744</text:p>
          </table:table-cell>
          <table:table-cell table:formula="of:=[.J6]*SQRT(([.K5]/[.J5])^2)" office:value-type="float" office:value="0.000125663706143592" calcext:value-type="float">
            <text:p>0,000125663706144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Masa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 m³ Pa /(K mol)</text:p>
          </table:table-cell>
          <table:table-cell office:value-type="float" office:value="8.314472" calcext:value-type="float">
            <text:p>8,314472</text:p>
          </table:table-cell>
          <table:table-cell table:number-columns-repeated="9"/>
          <table:table-cell office:value-type="string" calcext:value-type="string">
            <text:p>M₁</text:p>
          </table:table-cell>
          <table:table-cell table:formula="of:=[.E14]*[.D8]" office:value-type="float" office:value="0.00153410252460097" calcext:value-type="float">
            <text:p>0,001534102524601</text:p>
          </table:table-cell>
          <table:table-cell table:formula="of:=[.O7]*SQRT(([.F14]/[.E14])^2+([.E$8]/[.D$8])^2)" office:value-type="float" office:value="0.0000391973289632004" calcext:value-type="float">
            <text:p>3,91973289632004E-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sidad kg/m³</text:p>
          </table:table-cell>
          <table:table-cell table:formula="of:=1.225+(1.204-1.225)/(20-15)*1" office:value-type="float" office:value="1.2208" calcext:value-type="float">
            <text:p>1,2208</text:p>
          </table:table-cell>
          <table:table-cell table:formula="of:=-(1.204-1.225)/(20-15)" office:value-type="float" office:value="0.00420000000000003" calcext:value-type="float">
            <text:p>0,0042</text:p>
          </table:table-cell>
          <table:table-cell table:number-columns-repeated="8"/>
          <table:table-cell office:value-type="string" calcext:value-type="string">
            <text:p>M₂</text:p>
          </table:table-cell>
          <table:table-cell table:formula="of:=[.E19]*[.D8]" office:value-type="float" office:value="0.00122728201968077" calcext:value-type="float">
            <text:p>0,001227282019681</text:p>
          </table:table-cell>
          <table:table-cell table:formula="of:=[.O8]*SQRT(([.F19]/[.E19])^2+([.E$8]/[.D$8])^2)" office:value-type="float" office:value="0.0000315732730806622" calcext:value-type="float">
            <text:p>3,15732730806622E-0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M₃</text:p>
          </table:table-cell>
          <table:table-cell table:formula="of:=[.E24]*[.D8]" office:value-type="float" office:value="0.00092046151476058" calcext:value-type="float">
            <text:p>0,000920461514761</text:p>
          </table:table-cell>
          <table:table-cell table:formula="of:=[.O9]*SQRT(([.F24]/[.E24])^2+([.E$8]/[.D$8])^2)" office:value-type="float" office:value="0.0000240252898779405" calcext:value-type="float">
            <text:p>2,40252898779405E-05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table:style-name="ce12" office:value-type="string" calcext:value-type="string" table:number-columns-spanned="2" table:number-rows-spanned="1">
            <text:p>Masas molares correspondientes</text:p>
          </table:table-cell>
          <table:covered-table-cell table:style-name="ce13"/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 m³</text:p>
          </table:table-cell>
          <table:table-cell/>
          <table:table-cell office:value-type="string" calcext:value-type="string">
            <text:p>1/V</text:p>
          </table:table-cell>
          <table:table-cell/>
          <table:table-cell office:value-type="string" calcext:value-type="string">
            <text:p>P(N/m²)</text:p>
          </table:table-cell>
          <table:table-cell table:number-columns-repeated="4"/>
          <table:table-cell table:style-name="ce13" office:value-type="string" calcext:value-type="string">
            <text:p>M₁</text:p>
          </table:table-cell>
          <table:table-cell table:style-name="ce13" table:formula="of:=[.O20]*[.E14]/[.K14]" office:value-type="float" office:value="0.00322969376059131" calcext:value-type="float">
            <text:p>0,003229693760591</text:p>
          </table:table-cell>
          <table:table-cell table:style-name="ce13" table:formula="of:=[.O13]*SQRT(([.P$20]/[.O$20])^2+([.F14]/[.E14])^2+([.K15]/[.K14])^2)" office:value-type="float" office:value="0.0000881220964517381" calcext:value-type="float">
            <text:p>8,81220964517381E-05</text:p>
          </table:table-cell>
          <table:table-cell table:number-columns-repeated="2"/>
          <table:table-cell table:formula="of:=[.O13]/[.P13]^2" office:value-type="float" office:value="415902.665072527" calcext:value-type="float">
            <text:p>415902,665072527</text:p>
          </table:table-cell>
          <table:table-cell table:formula="of:=1/[.P13]^2" office:value-type="float" office:value="128774644.254934" calcext:value-type="float">
            <text:p>128774644,254934</text:p>
          </table:table-cell>
        </table:table-row>
        <table:table-row table:style-name="ro1">
          <table:table-cell table:number-columns-repeated="2"/>
          <table:table-cell table:style-name="ce1" office:value-type="float" office:value="0.25" calcext:value-type="float">
            <text:p>0,25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table:formula="of:=[.C14]*[.J$6]" office:value-type="float" office:value="0.00125663706143592" calcext:value-type="float">
            <text:p>0,001256637061436</text:p>
          </table:table-cell>
          <table:table-cell table:style-name="ce4" table:formula="of:=[.E14]*SQRT(([.D14]/[.C14])^2+([.K$6]/[.J$6])^2)" office:value-type="float" office:value="0.0000318155092270378" calcext:value-type="float">
            <text:p>3,18155092270378E-05</text:p>
          </table:table-cell>
          <table:table-cell table:style-name="ce4" table:formula="of:=1/[.E14]" office:value-type="float" office:value="795.774715459477" calcext:value-type="float">
            <text:p>795,774715459477</text:p>
          </table:table-cell>
          <table:table-cell table:style-name="ce4" table:formula="of:=[.G14]*SQRT(([.F14]/[.E14])^2)" office:value-type="float" office:value="20.1474065816699" calcext:value-type="float">
            <text:p>20,1474065816699</text:p>
          </table:table-cell>
          <table:table-cell table:style-name="ce6" office:value-type="float" office:value="1000000" calcext:value-type="float">
            <text:p>1,00E+06</text:p>
          </table:table-cell>
          <table:table-cell table:style-name="ce6" office:value-type="float" office:value="100000" calcext:value-type="float">
            <text:p>1,00E+05</text:p>
          </table:table-cell>
          <table:table-cell table:style-name="ce4" table:number-matrix-columns-spanned="2" table:number-matrix-rows-spanned="4" table:formula="of:=LINEST([.I14:.I16];[.G14:.G16]; ;1)" office:value-type="float" office:value="1153.21575417972" calcext:value-type="float">
            <text:p>1153,21575417972</text:p>
          </table:table-cell>
          <table:table-cell table:style-name="ce8" office:value-type="float" office:value="79786.3917458991" calcext:value-type="float">
            <text:p>79786,3917458991</text:p>
          </table:table-cell>
          <table:table-cell/>
          <table:table-cell table:style-name="ce13" office:value-type="string" calcext:value-type="string">
            <text:p>M₂</text:p>
          </table:table-cell>
          <table:table-cell table:style-name="ce13" table:formula="of:=[.O20]*[.E19]/[.K19]" office:value-type="float" office:value="0.00315506083354208" calcext:value-type="float">
            <text:p>0,003155060833542</text:p>
          </table:table-cell>
          <table:table-cell table:style-name="ce13" table:formula="of:=[.O14]*SQRT(([.P$20]/[.O$20])^2+([.F19]/[.E19])^2+([.K20]/[.K19])^2)" office:value-type="float" office:value="0.0000821634769132811" calcext:value-type="float">
            <text:p>8,21634769132811E-05</text:p>
          </table:table-cell>
          <table:table-cell table:number-columns-repeated="2"/>
          <table:table-cell table:formula="of:=[.O14]/[.P14]^2" office:value-type="float" office:value="467358.471593125" calcext:value-type="float">
            <text:p>467358,471593125</text:p>
          </table:table-cell>
          <table:table-cell table:formula="of:=1/[.P14]^2" office:value-type="float" office:value="148129781.405336" calcext:value-type="float">
            <text:p>148129781,405336</text:p>
          </table:table-cell>
        </table:table-row>
        <table:table-row table:style-name="ro1">
          <table:table-cell table:number-columns-repeated="2"/>
          <table:table-cell table:style-name="ce2" office:value-type="float" office:value="0.119" calcext:value-type="float">
            <text:p>0,119</text:p>
          </table:table-cell>
          <table:table-cell office:value-type="float" office:value="0.001" calcext:value-type="float">
            <text:p>0,001</text:p>
          </table:table-cell>
          <table:table-cell table:formula="of:=[.C15]*[.J$6]" office:value-type="float" office:value="0.000598159241243497" calcext:value-type="float">
            <text:p>0,000598159241243</text:p>
          </table:table-cell>
          <table:table-cell table:formula="of:=[.E15]*SQRT(([.D15]/[.C15])^2+([.K$6]/[.J$6])^2)" office:value-type="float" office:value="0.0000157761762143084" calcext:value-type="float">
            <text:p>1,57761762143084E-05</text:p>
          </table:table-cell>
          <table:table-cell table:formula="of:=1/[.E15]" office:value-type="float" office:value="1671.79562071319" calcext:value-type="float">
            <text:p>1671,79562071319</text:p>
          </table:table-cell>
          <table:table-cell table:formula="of:=[.G15]*SQRT(([.F15]/[.E15])^2)" office:value-type="float" office:value="44.0928443266229" calcext:value-type="float">
            <text:p>44,0928443266229</text:p>
          </table:table-cell>
          <table:table-cell table:style-name="ce7" office:value-type="float" office:value="2000000" calcext:value-type="float">
            <text:p>2,00E+06</text:p>
          </table:table-cell>
          <table:table-cell table:style-name="ce7" office:value-type="float" office:value="100000" calcext:value-type="float">
            <text:p>1,00E+05</text:p>
          </table:table-cell>
          <table:table-cell office:value-type="float" office:value="10.308559975135" calcext:value-type="float">
            <text:p>10,308559975135</text:p>
          </table:table-cell>
          <table:table-cell table:style-name="ce9" office:value-type="float" office:value="16636.5350631472" calcext:value-type="float">
            <text:p>16636,5350631472</text:p>
          </table:table-cell>
          <table:table-cell/>
          <table:table-cell table:style-name="ce13" office:value-type="string" calcext:value-type="string">
            <text:p>M₃</text:p>
          </table:table-cell>
          <table:table-cell table:style-name="ce13" table:formula="of:=[.E24]*[.O20]/[.K24]" office:value-type="float" office:value="0.00321157403295936" calcext:value-type="float">
            <text:p>0,003211574032959</text:p>
          </table:table-cell>
          <table:table-cell table:style-name="ce13" table:formula="of:=[.O15]*SQRT(([.P$20]/[.O$20])^2+([.F24]/[.E24])^2+([.K25]/[.K24])^2)" office:value-type="float" office:value="0.000111357542780326" calcext:value-type="float">
            <text:p>0,00011135754278</text:p>
          </table:table-cell>
          <table:table-cell table:number-columns-repeated="2"/>
          <table:table-cell table:formula="of:=[.O15]/[.P15]^2" office:value-type="float" office:value="258987.414093309" calcext:value-type="float">
            <text:p>258987,414093309</text:p>
          </table:table-cell>
          <table:table-cell table:formula="of:=1/[.P15]^2" office:value-type="float" office:value="80641894.4216773" calcext:value-type="float">
            <text:p>80641894,4216773</text:p>
          </table:table-cell>
        </table:table-row>
        <table:table-row table:style-name="ro1">
          <table:table-cell table:number-columns-repeated="2"/>
          <table:table-cell table:style-name="ce2" office:value-type="float" office:value="0.095" calcext:value-type="float">
            <text:p>0,095</text:p>
          </table:table-cell>
          <table:table-cell office:value-type="float" office:value="0.001" calcext:value-type="float">
            <text:p>0,001</text:p>
          </table:table-cell>
          <table:table-cell table:formula="of:=[.C16]*[.J$6]" office:value-type="float" office:value="0.000477522083345649" calcext:value-type="float">
            <text:p>0,000477522083346</text:p>
          </table:table-cell>
          <table:table-cell table:formula="of:=[.E16]*SQRT(([.D16]/[.C16])^2+([.K$6]/[.J$6])^2)" office:value-type="float" office:value="0.0000129531183434152" calcext:value-type="float">
            <text:p>1,29531183434152E-05</text:p>
          </table:table-cell>
          <table:table-cell table:formula="of:=1/[.E16]" office:value-type="float" office:value="2094.14398805125" calcext:value-type="float">
            <text:p>2094,14398805125</text:p>
          </table:table-cell>
          <table:table-cell table:formula="of:=[.G16]*SQRT(([.F16]/[.E16])^2)" office:value-type="float" office:value="56.8051109078127" calcext:value-type="float">
            <text:p>56,8051109078127</text:p>
          </table:table-cell>
          <table:table-cell table:style-name="ce7" office:value-type="float" office:value="2500000" calcext:value-type="float">
            <text:p>2,50E+06</text:p>
          </table:table-cell>
          <table:table-cell table:style-name="ce7" office:value-type="float" office:value="100000" calcext:value-type="float">
            <text:p>1,00E+05</text:p>
          </table:table-cell>
          <table:table-cell office:value-type="float" office:value="0.99992010121602" calcext:value-type="float">
            <text:p>0,99992010121602</text:p>
          </table:table-cell>
          <table:table-cell table:style-name="ce9" office:value-type="float" office:value="9654.80439865718" calcext:value-type="float">
            <text:p>9654,80439865718</text:p>
          </table:table-cell>
          <table:table-cell/>
          <table:table-cell table:style-name="ce13" office:value-type="string" calcext:value-type="string">
            <text:p>Media ponderada</text:p>
          </table:table-cell>
          <table:table-cell table:style-name="ce13" table:formula="of:=[.S16]/[.T16]" office:value-type="float" office:value="0.0031946869163614" calcext:value-type="float">
            <text:p>0,003194686916361</text:p>
          </table:table-cell>
          <table:table-cell table:style-name="ce13" table:formula="of:=SQRT(1/[.T16])" office:value-type="float" office:value="0.0000528851625687511" calcext:value-type="float">
            <text:p>5,28851625687511E-05</text:p>
          </table:table-cell>
          <table:table-cell table:number-columns-repeated="2"/>
          <table:table-cell table:formula="of:=SUM([.S13:.S15])" office:value-type="float" office:value="1142248.55075896" calcext:value-type="float">
            <text:p>1142248,55075896</text:p>
          </table:table-cell>
          <table:table-cell table:formula="of:=SUM([.T13:.T15])" office:value-type="float" office:value="357546320.081947" calcext:value-type="float">
            <text:p>357546320,081947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7"/>
          <table:table-cell/>
          <table:table-cell office:value-type="float" office:value="12514.8350376638" calcext:value-type="float">
            <text:p>12514,835037663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number-columns-repeated="3"/>
          <table:table-cell table:style-name="ce5" table:number-columns-repeated="3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0.2" calcext:value-type="float">
            <text:p>0,2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table:formula="of:=[.C19]*[.J$6]" office:value-type="float" office:value="0.00100530964914873" calcext:value-type="float">
            <text:p>0,001005309649149</text:p>
          </table:table-cell>
          <table:table-cell table:style-name="ce4" table:formula="of:=[.E19]*SQRT(([.D19]/[.C19])^2+([.K$6]/[.J$6])^2)" office:value-type="float" office:value="0.0000256304675910626" calcext:value-type="float">
            <text:p>2,56304675910626E-05</text:p>
          </table:table-cell>
          <table:table-cell table:formula="of:=1/[.E19]" office:value-type="float" office:value="994.71839432435" calcext:value-type="float">
            <text:p>994,71839432435</text:p>
          </table:table-cell>
          <table:table-cell table:formula="of:=[.G19]*SQRT(([.F19]/[.E19])^2)" office:value-type="float" office:value="25.3604425159479" calcext:value-type="float">
            <text:p>25,3604425159479</text:p>
          </table:table-cell>
          <table:table-cell table:style-name="ce6" office:value-type="float" office:value="1000000" calcext:value-type="float">
            <text:p>1,00E+06</text:p>
          </table:table-cell>
          <table:table-cell table:style-name="ce6" office:value-type="float" office:value="100000" calcext:value-type="float">
            <text:p>1,00E+05</text:p>
          </table:table-cell>
          <table:table-cell table:style-name="ce4" table:number-matrix-columns-spanned="2" table:number-matrix-rows-spanned="4" table:formula="of:=LINEST([.I19:.I21];[.G19:.G21]; ;1)" office:value-type="float" office:value="944.396047465975" calcext:value-type="float">
            <text:p>944,396047465975</text:p>
          </table:table-cell>
          <table:table-cell table:style-name="ce8" office:value-type="float" office:value="61215.6102194812" calcext:value-type="float">
            <text:p>61215,61021948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0.097" calcext:value-type="float">
            <text:p>0,097</text:p>
          </table:table-cell>
          <table:table-cell office:value-type="float" office:value="0.001" calcext:value-type="float">
            <text:p>0,001</text:p>
          </table:table-cell>
          <table:table-cell table:formula="of:=[.C20]*[.J$6]" office:value-type="float" office:value="0.000487575179837136" calcext:value-type="float">
            <text:p>0,000487575179837</text:p>
          </table:table-cell>
          <table:table-cell table:formula="of:=[.E20]*SQRT(([.D20]/[.C20])^2+([.K$6]/[.J$6])^2)" office:value-type="float" office:value="0.0000131851112912462" calcext:value-type="float">
            <text:p>1,31851112912462E-05</text:p>
          </table:table-cell>
          <table:table-cell table:formula="of:=1/[.E20]" office:value-type="float" office:value="2050.9657614935" calcext:value-type="float">
            <text:p>2050,9657614935</text:p>
          </table:table-cell>
          <table:table-cell table:formula="of:=[.G20]*SQRT(([.F20]/[.E20])^2)" office:value-type="float" office:value="55.4626505575205" calcext:value-type="float">
            <text:p>55,4626505575205</text:p>
          </table:table-cell>
          <table:table-cell table:style-name="ce7" office:value-type="float" office:value="2000000" calcext:value-type="float">
            <text:p>2,00E+06</text:p>
          </table:table-cell>
          <table:table-cell table:style-name="ce7" office:value-type="float" office:value="100000" calcext:value-type="float">
            <text:p>1,00E+05</text:p>
          </table:table-cell>
          <table:table-cell office:value-type="float" office:value="2.0279614343876" calcext:value-type="float">
            <text:p>2,0279614343876</text:p>
          </table:table-cell>
          <table:table-cell table:style-name="ce9" office:value-type="float" office:value="4034.12267284183" calcext:value-type="float">
            <text:p>4034,12267284183</text:p>
          </table:table-cell>
          <table:table-cell/>
          <table:table-cell office:value-type="string" calcext:value-type="string">
            <text:p>Rho * R * T²</text:p>
          </table:table-cell>
          <table:table-cell table:formula="of:=[.D8]*[.D7]*[.D5]" office:value-type="float" office:value="2963.8897659392" calcext:value-type="float">
            <text:p>2963,8897659392</text:p>
          </table:table-cell>
          <table:table-cell table:formula="of:=[.O20]*SQRT(([.E8]/[.D8])^2+([.E5]/[.D5])^2)" office:value-type="float" office:value="14.3876637116192" calcext:value-type="float">
            <text:p>14,38766371161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.077" calcext:value-type="float">
            <text:p>0,077</text:p>
          </table:table-cell>
          <table:table-cell office:value-type="float" office:value="0.001" calcext:value-type="float">
            <text:p>0,001</text:p>
          </table:table-cell>
          <table:table-cell table:formula="of:=[.C21]*[.J$6]" office:value-type="float" office:value="0.000387044214922262" calcext:value-type="float">
            <text:p>0,000387044214922</text:p>
          </table:table-cell>
          <table:table-cell table:formula="of:=[.E21]*SQRT(([.D21]/[.C21])^2+([.K$6]/[.J$6])^2)" office:value-type="float" office:value="0.0000109038159585203" calcext:value-type="float">
            <text:p>1,09038159585203E-05</text:p>
          </table:table-cell>
          <table:table-cell table:formula="of:=1/[.E21]" office:value-type="float" office:value="2583.6841411022" calcext:value-type="float">
            <text:p>2583,6841411022</text:p>
          </table:table-cell>
          <table:table-cell table:formula="of:=[.G21]*SQRT(([.F21]/[.E21])^2)" office:value-type="float" office:value="72.787591916816" calcext:value-type="float">
            <text:p>72,787591916816</text:p>
          </table:table-cell>
          <table:table-cell table:style-name="ce7" office:value-type="float" office:value="2500000" calcext:value-type="float">
            <text:p>2,50E+06</text:p>
          </table:table-cell>
          <table:table-cell table:style-name="ce7" office:value-type="float" office:value="100000" calcext:value-type="float">
            <text:p>1,00E+05</text:p>
          </table:table-cell>
          <table:table-cell office:value-type="float" office:value="0.999995388852023" calcext:value-type="float">
            <text:p>0,999995388852023</text:p>
          </table:table-cell>
          <table:table-cell table:style-name="ce9" office:value-type="float" office:value="2319.41213230364" calcext:value-type="float">
            <text:p>2319,4121323036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7"/>
          <table:table-cell/>
          <table:table-cell office:value-type="float" office:value="216864.736049698" calcext:value-type="float">
            <text:p>216864,73604969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number-columns-repeated="3"/>
          <table:table-cell table:style-name="ce5" table:number-columns-repeated="3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0.15" calcext:value-type="float">
            <text:p>0,15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table:formula="of:=[.C24]*[.J$6]" office:value-type="float" office:value="0.00075398223686155" calcext:value-type="float">
            <text:p>0,000753982236862</text:p>
          </table:table-cell>
          <table:table-cell table:style-name="ce4" table:formula="of:=[.E24]*SQRT(([.D24]/[.C24])^2+([.K$6]/[.J$6])^2)" office:value-type="float" office:value="0.000019508253271526" calcext:value-type="float">
            <text:p>1,9508253271526E-05</text:p>
          </table:table-cell>
          <table:table-cell table:formula="of:=1/[.E24]" office:value-type="float" office:value="1326.29119243246" calcext:value-type="float">
            <text:p>1326,29119243246</text:p>
          </table:table-cell>
          <table:table-cell table:formula="of:=[.G24]*SQRT(([.F24]/[.E24])^2)" office:value-type="float" office:value="34.3159602823876" calcext:value-type="float">
            <text:p>34,3159602823876</text:p>
          </table:table-cell>
          <table:table-cell table:style-name="ce6" office:value-type="float" office:value="1000000" calcext:value-type="float">
            <text:p>1,00E+06</text:p>
          </table:table-cell>
          <table:table-cell table:style-name="ce6" office:value-type="float" office:value="100000" calcext:value-type="float">
            <text:p>1,00E+05</text:p>
          </table:table-cell>
          <table:table-cell table:style-name="ce4" table:number-matrix-columns-spanned="2" table:number-matrix-rows-spanned="4" table:formula="of:=LINEST([.I24:.I26];[.G24:.G26]; ;1)" office:value-type="float" office:value="695.833324282633" calcext:value-type="float">
            <text:p>695,833324282633</text:p>
          </table:table-cell>
          <table:table-cell table:style-name="ce8" office:value-type="float" office:value="84057.7492634973" calcext:value-type="float">
            <text:p>84057,749263497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0.073" calcext:value-type="float">
            <text:p>0,073</text:p>
          </table:table-cell>
          <table:table-cell office:value-type="float" office:value="0.001" calcext:value-type="float">
            <text:p>0,001</text:p>
          </table:table-cell>
          <table:table-cell table:formula="of:=[.C25]*[.J$6]" office:value-type="float" office:value="0.000366938021939288" calcext:value-type="float">
            <text:p>0,000366938021939</text:p>
          </table:table-cell>
          <table:table-cell table:formula="of:=[.E25]*SQRT(([.D25]/[.C25])^2+([.K$6]/[.J$6])^2)" office:value-type="float" office:value="0.0000104603241934577" calcext:value-type="float">
            <text:p>1,04603241934577E-05</text:p>
          </table:table-cell>
          <table:table-cell table:formula="of:=1/[.E25]" office:value-type="float" office:value="2725.25587486122" calcext:value-type="float">
            <text:p>2725,25587486122</text:p>
          </table:table-cell>
          <table:table-cell table:formula="of:=[.G25]*SQRT(([.F25]/[.E25])^2)" office:value-type="float" office:value="77.6890326342096" calcext:value-type="float">
            <text:p>77,6890326342096</text:p>
          </table:table-cell>
          <table:table-cell table:style-name="ce7" office:value-type="float" office:value="2000000" calcext:value-type="float">
            <text:p>2,00E+06</text:p>
          </table:table-cell>
          <table:table-cell table:style-name="ce7" office:value-type="float" office:value="100000" calcext:value-type="float">
            <text:p>1,00E+05</text:p>
          </table:table-cell>
          <table:table-cell office:value-type="float" office:value="15.7028015180427" calcext:value-type="float">
            <text:p>15,7028015180427</text:p>
          </table:table-cell>
          <table:table-cell table:style-name="ce9" office:value-type="float" office:value="41907.9923771807" calcext:value-type="float">
            <text:p>41907,99237718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0.057" calcext:value-type="float">
            <text:p>0,057</text:p>
          </table:table-cell>
          <table:table-cell office:value-type="float" office:value="0.001" calcext:value-type="float">
            <text:p>0,001</text:p>
          </table:table-cell>
          <table:table-cell table:formula="of:=[.C26]*[.J$6]" office:value-type="float" office:value="0.000286513250007389" calcext:value-type="float">
            <text:p>0,000286513250007</text:p>
          </table:table-cell>
          <table:table-cell table:formula="of:=[.E26]*SQRT(([.D26]/[.C26])^2+([.K$6]/[.J$6])^2)" office:value-type="float" office:value="0.00000875056219824828" calcext:value-type="float">
            <text:p>8,75056219824828E-06</text:p>
          </table:table-cell>
          <table:table-cell table:formula="of:=1/[.E26]" office:value-type="float" office:value="3490.23998008542" calcext:value-type="float">
            <text:p>3490,23998008542</text:p>
          </table:table-cell>
          <table:table-cell table:formula="of:=[.G26]*SQRT(([.F26]/[.E26])^2)" office:value-type="float" office:value="106.597380860266" calcext:value-type="float">
            <text:p>106,597380860266</text:p>
          </table:table-cell>
          <table:table-cell table:style-name="ce7" office:value-type="float" office:value="2500000" calcext:value-type="float">
            <text:p>2,50E+06</text:p>
          </table:table-cell>
          <table:table-cell table:style-name="ce7" office:value-type="float" office:value="100000" calcext:value-type="float">
            <text:p>1,00E+05</text:p>
          </table:table-cell>
          <table:table-cell office:value-type="float" office:value="0.999490994212591" calcext:value-type="float">
            <text:p>0,999490994212591</text:p>
          </table:table-cell>
          <table:table-cell table:style-name="ce9" office:value-type="float" office:value="24368.8343034699" calcext:value-type="float">
            <text:p>24368,83430346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office:value-type="float" office:value="1963.61420427301" calcext:value-type="float">
            <text:p>1963,614204273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5" table:number-columns-repeated="8"/>
          <table:table-cell table:style-name="ce10"/>
          <table:table-cell table:number-columns-repeated="8"/>
        </table:table-row>
      </table:table>
      <table:table table:name="seeeeeeeeebekeke" table:style-name="ta1">
        <table:table-column table:style-name="co1" table:number-columns-repeated="12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ΔV mV</text:p>
          </table:table-cell>
          <table:table-cell/>
          <table:table-cell table:style-name="ce15" office:value-type="string" calcext:value-type="string">
            <text:p>ΔT ºC</text:p>
          </table:table-cell>
          <table:table-cell/>
          <table:table-cell office:value-type="string" calcext:value-type="string">
            <text:p>coeff seebe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table:formula="of:=[.H10]/[.I10]^2" office:value-type="float" office:value="-1.50255489573263" calcext:value-type="float">
            <text:p>-1,50255489573263</text:p>
          </table:table-cell>
          <table:table-cell table:formula="of:=1/[.I10]^2" office:value-type="float" office:value="0.0707084656815357" calcext:value-type="float">
            <text:p>0,07070846568153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,8</text:p>
          </table:table-cell>
          <table:table-cell table:formula="of:=SQRT(0.02)" office:value-type="float" office:value="0.14142135623731" calcext:value-type="float">
            <text:p>0,14142135623731</text:p>
          </table:table-cell>
          <table:table-cell office:value-type="float" office:value="17" calcext:value-type="float">
            <text:p>17</text:p>
          </table:table-cell>
          <table:table-cell table:formula="of:=[.E10]" office:value-type="float" office:value="0.14142135623731" calcext:value-type="float">
            <text:p>0,14142135623731</text:p>
          </table:table-cell>
          <table:table-cell table:formula="of:=[.F10]/[.D10]" office:value-type="float" office:value="-21.25" calcext:value-type="float">
            <text:p>-21,25</text:p>
          </table:table-cell>
          <table:table-cell table:formula="of:=-[.H10]*SQRT(([.E10]/[.D10])^2+([.G10]/[.F10])^2)" office:value-type="float" office:value="3.76066192644327" calcext:value-type="float">
            <text:p>3,76066192644327</text:p>
          </table:table-cell>
          <table:table-cell/>
          <table:table-cell table:formula="of:=[.H11]/[.I11]^2" office:value-type="float" office:value="-4.29667607448538" calcext:value-type="float">
            <text:p>-4,29667607448538</text:p>
          </table:table-cell>
          <table:table-cell table:formula="of:=1/[.I11]^2" office:value-type="float" office:value="0.219046231248274" calcext:value-type="float">
            <text:p>0,21904623124827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,3</text:p>
          </table:table-cell>
          <table:table-cell table:formula="of:=SQRT(0.02)" office:value-type="float" office:value="0.14142135623731" calcext:value-type="float">
            <text:p>0,14142135623731</text:p>
          </table:table-cell>
          <table:table-cell office:value-type="float" office:value="25.5" calcext:value-type="float">
            <text:p>25,5</text:p>
          </table:table-cell>
          <table:table-cell table:formula="of:=[.E11]" office:value-type="float" office:value="0.14142135623731" calcext:value-type="float">
            <text:p>0,14142135623731</text:p>
          </table:table-cell>
          <table:table-cell table:formula="of:=[.F11]/[.D11]" office:value-type="float" office:value="-19.6153846153846" calcext:value-type="float">
            <text:p>-19,6153846153846</text:p>
          </table:table-cell>
          <table:table-cell table:formula="of:=-[.H11]*SQRT(([.E11]/[.D11])^2+([.G11]/[.F11])^2)" office:value-type="float" office:value="2.1366437033125" calcext:value-type="float">
            <text:p>2,1366437033125</text:p>
          </table:table-cell>
          <table:table-cell/>
          <table:table-cell table:formula="of:=[.H12]/[.I12]^2" office:value-type="float" office:value="-8.14735507501585" calcext:value-type="float">
            <text:p>-8,14735507501585</text:p>
          </table:table-cell>
          <table:table-cell table:formula="of:=1/[.I12]^2" office:value-type="float" office:value="0.410791012185673" calcext:value-type="float">
            <text:p>0,41079101218567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,8</text:p>
          </table:table-cell>
          <table:table-cell table:formula="of:=SQRT(0.02)" office:value-type="float" office:value="0.14142135623731" calcext:value-type="float">
            <text:p>0,14142135623731</text:p>
          </table:table-cell>
          <table:table-cell office:value-type="float" office:value="35.7" calcext:value-type="float">
            <text:p>35,7</text:p>
          </table:table-cell>
          <table:table-cell table:formula="of:=[.E12]" office:value-type="float" office:value="0.14142135623731" calcext:value-type="float">
            <text:p>0,14142135623731</text:p>
          </table:table-cell>
          <table:table-cell table:formula="of:=[.F12]/[.D12]" office:value-type="float" office:value="-19.8333333333333" calcext:value-type="float">
            <text:p>-19,8333333333333</text:p>
          </table:table-cell>
          <table:table-cell table:formula="of:=-[.H12]*SQRT(([.E12]/[.D12])^2+([.G12]/[.F12])^2)" office:value-type="float" office:value="1.56023326665114" calcext:value-type="float">
            <text:p>1,56023326665114</text:p>
          </table:table-cell>
          <table:table-cell/>
          <table:table-cell table:formula="of:=SUM([.K9:.K11])" office:value-type="float" office:value="-13.9465860452339" calcext:value-type="float">
            <text:p>-13,9465860452339</text:p>
          </table:table-cell>
          <table:table-cell table:formula="of:=SUM([.L9:.L11])" office:value-type="float" office:value="0.700545709115483" calcext:value-type="float">
            <text:p>0,700545709115483</text:p>
          </table:table-cell>
        </table:table-row>
        <table:table-row table:style-name="ro1">
          <table:table-cell table:number-columns-repeated="7"/>
          <table:table-cell table:style-name="ce16" table:formula="of:=[.K12]/[.L12]" office:value-type="float" office:value="-19.9081742472493" calcext:value-type="float">
            <text:p>-19,9081742472493</text:p>
          </table:table-cell>
          <table:table-cell table:style-name="ce16" table:formula="of:=SQRT(1/[.L12])" office:value-type="float" office:value="1.19476299073905" calcext:value-type="float">
            <text:p>1,194762990739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6:47:44.982952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4T17:08:30.766767515</meta:creation-date>
    <meta:generator>LibreOffice/6.3.3.2$Linux_X86_64 LibreOffice_project/30$Build-2</meta:generator>
    <dc:date>2019-12-01T16:53:14.640291127</dc:date>
    <meta:editing-duration>PT13M21S</meta:editing-duration>
    <meta:editing-cycles>4</meta:editing-cycles>
    <meta:document-statistic meta:table-count="2" meta:cell-count="19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703cm" style:legend-expansion="high" chart:style-name="ch2"/>
        <chart:plot-area chart:style-name="ch3" table:cell-range-address="boylercio.G14:boylercio.G16 boylercio.I14:boylercio.I16 boylercio.I19:boylercio.I21 boylercio.I24:boylercio.I26" chart:data-source-has-labels="row" svg:x="0.21cm" svg:y="0.181cm" svg:width="12.983cm" svg:height="8.638cm">
          <chartooo:coordinate-region svg:x="1.943cm" svg:y="0.38cm" svg:width="10.87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oylercio.I14:boylercio.I16" loext:label-string="masa1" chart:class="chart:scatter">
            <chart:domain table:cell-range-address="boylercio.G14:boylercio.G16"/>
            <chart:data-point chart:repeated="3"/>
          </chart:series>
          <chart:series chart:style-name="ch8" chart:values-cell-range-address="boylercio.I19:boylercio.I21" loext:label-string="masa2" chart:class="chart:scatter">
            <chart:domain table:cell-range-address="boylercio.G19:boylercio.G21"/>
            <chart:data-point chart:repeated="3"/>
          </chart:series>
          <chart:series chart:style-name="ch9" chart:values-cell-range-address="boylercio.I24:boylercio.I26" loext:label-string="masa3" chart:class="chart:scatter">
            <chart:domain table:cell-range-address="boylercio.G24:boylercio.G2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sa1</text:p>
              </table:table-cell>
              <table:table-cell office:value-type="string">
                <text:p>Column G</text:p>
              </table:table-cell>
              <table:table-cell office:value-type="string">
                <text:p>masa2</text:p>
              </table:table-cell>
              <table:table-cell office:value-type="string">
                <text:p>Column G</text:p>
              </table:table-cell>
              <table:table-cell office:value-type="string">
                <text:p>masa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5.774715459477">
                <text:p>795.774715459477</text:p>
                <draw:g>
                  <svg:desc>boylercio.G14:boylercio.G16</svg:desc>
                </draw:g>
              </table:table-cell>
              <table:table-cell office:value-type="float" office:value="1000000">
                <text:p>1000000</text:p>
                <draw:g>
                  <svg:desc>boylercio.I14:boylercio.I16</svg:desc>
                </draw:g>
              </table:table-cell>
              <table:table-cell office:value-type="float" office:value="994.71839432435">
                <text:p>994.71839432435</text:p>
                <draw:g>
                  <svg:desc>boylercio.G19:boylercio.G21</svg:desc>
                </draw:g>
              </table:table-cell>
              <table:table-cell office:value-type="float" office:value="1000000">
                <text:p>1000000</text:p>
                <draw:g>
                  <svg:desc>boylercio.I19:boylercio.I21</svg:desc>
                </draw:g>
              </table:table-cell>
              <table:table-cell office:value-type="float" office:value="1326.29119243246">
                <text:p>1326.29119243246</text:p>
                <draw:g>
                  <svg:desc>boylercio.G24:boylercio.G26</svg:desc>
                </draw:g>
              </table:table-cell>
              <table:table-cell office:value-type="float" office:value="1000000">
                <text:p>1000000</text:p>
                <draw:g>
                  <svg:desc>boylercio.I24:boylercio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1.79562071319">
                <text:p>1671.79562071319</text:p>
              </table:table-cell>
              <table:table-cell office:value-type="float" office:value="2000000">
                <text:p>2000000</text:p>
              </table:table-cell>
              <table:table-cell office:value-type="float" office:value="2050.9657614935">
                <text:p>2050.9657614935</text:p>
              </table:table-cell>
              <table:table-cell office:value-type="float" office:value="2000000">
                <text:p>2000000</text:p>
              </table:table-cell>
              <table:table-cell office:value-type="float" office:value="2725.25587486122">
                <text:p>2725.25587486122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4.14398805125">
                <text:p>2094.14398805125</text:p>
              </table:table-cell>
              <table:table-cell office:value-type="float" office:value="2500000">
                <text:p>2500000</text:p>
              </table:table-cell>
              <table:table-cell office:value-type="float" office:value="2583.6841411022">
                <text:p>2583.6841411022</text:p>
              </table:table-cell>
              <table:table-cell office:value-type="float" office:value="2500000">
                <text:p>2500000</text:p>
              </table:table-cell>
              <table:table-cell office:value-type="float" office:value="3490.23998008542">
                <text:p>3490.23998008542</text:p>
              </table:table-cell>
              <table:table-cell office:value-type="float" office:value="2500000">
                <text:p>2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